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fill-color="#ffcc00"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9" style:family="graphic" style:parent-style-name="standard">
      <style:graphic-properties draw:fill-color="#ffd32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297cm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ffffff" draw:opacity="0%" draw:opacity-name="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opacity="0%" draw:fill-color="#cccccc" draw:opacity="20%" draw:opacity-name="" draw:textarea-vertical-align="middle"/>
    </style:style>
    <style:style style:name="gr13" style:family="graphic" style:parent-style-name="standard">
      <style:graphic-properties svg:stroke-opacity="0%" draw:stroke-linejoin="bevel" draw:fill-color="#6699cc" draw:opacity="20%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3.7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4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87cm" svg:height="1.123cm" svg:x="2cm" svg:y="3.331cm">
          <text:p/>
        </draw:rect>
        <draw:rect draw:style-name="gr1" draw:text-style-name="P1" draw:layer="layout" svg:width="0.687cm" svg:height="1.123cm" svg:x="2cm" svg:y="5.267cm">
          <text:p/>
        </draw:rect>
        <draw:rect draw:style-name="gr1" draw:text-style-name="P1" draw:layer="layout" svg:width="0.687cm" svg:height="1.125cm" svg:x="2cm" svg:y="7.39cm">
          <text:p/>
        </draw:rect>
        <draw:rect draw:style-name="gr1" draw:text-style-name="P1" draw:layer="layout" svg:width="0.687cm" svg:height="1.124cm" svg:x="2cm" svg:y="9.219cm">
          <text:p/>
        </draw:rect>
        <draw:rect draw:style-name="gr2" draw:text-style-name="P1" draw:layer="layout" svg:width="1.624cm" svg:height="1.562cm" svg:x="3.562cm" svg:y="5.828cm">
          <text:p/>
        </draw:rect>
        <draw:rect draw:style-name="gr3" draw:text-style-name="P2" draw:layer="layout" svg:width="0.687cm" svg:height="0.312cm" svg:x="3.936cm" svg:y="2.231cm">
          <text:p text:style-name="P1"><text:span text:style-name="T1"><text:s/></text:span><text:span text:style-name="T1">USB</text:span></text:p>
        </draw:rect>
        <draw:polyline draw:style-name="gr4" draw:text-style-name="P1" draw:layer="layout" svg:width="0.873cm" svg:height="2.31cm" svg:x="2.687cm" svg:y="3.83cm" svg:viewBox="0 0 874 2311" draw:points="0,0 687,0 687,2311 874,2311">
          <text:p/>
        </draw:polyline>
        <draw:polyline draw:style-name="gr4" draw:text-style-name="P1" draw:layer="layout" svg:width="0.873cm" svg:height="2.31cm" svg:x="2.687cm" svg:y="3.83cm" svg:viewBox="0 0 874 2311" draw:points="0,0 687,0 687,2311 874,2311">
          <text:p/>
        </draw:polyline>
        <draw:polyline draw:style-name="gr4" draw:text-style-name="P1" draw:layer="layout" svg:width="0.873cm" svg:height="0.624cm" svg:x="2.687cm" svg:y="5.766cm" svg:viewBox="0 0 874 625" draw:points="874,625 562,625 562,0 0,0 62,0">
          <text:p/>
        </draw:polyline>
        <draw:polyline draw:style-name="gr4" draw:text-style-name="P1" draw:layer="layout" svg:width="0.873cm" svg:height="1.123cm" svg:x="2.687cm" svg:y="6.703cm" svg:viewBox="0 0 874 1124" draw:points="874,0 562,0 562,1124 0,1124">
          <text:p/>
        </draw:polyline>
        <draw:polyline draw:style-name="gr4" draw:text-style-name="P1" draw:layer="layout" svg:width="0.873cm" svg:height="2.81cm" svg:x="2.687cm" svg:y="7.015cm" svg:viewBox="0 0 874 2811" draw:points="874,0 687,0 687,2811 0,2811">
          <text:p/>
        </draw:polyline>
        <draw:line draw:style-name="gr4" draw:text-style-name="P1" draw:layer="layout" svg:x1="5.185cm" svg:y1="5.829cm" svg:x2="3.561cm" svg:y2="7.39cm">
          <text:p/>
        </draw:line>
        <draw:frame draw:style-name="gr5" draw:text-style-name="P3" draw:layer="layout" svg:width="1.686cm" svg:height="1.521cm" draw:transform="rotate (0.785747229247699) translate (3.499cm 6.771cm)">
          <draw:text-box>
            <text:p text:style-name="P1"><text:span text:style-name="T2">RS232</text:span></text:p>
          </draw:text-box>
        </draw:frame>
        <draw:frame draw:style-name="gr6" draw:text-style-name="P3" draw:layer="layout" svg:width="1.686cm" svg:height="1.52cm" draw:transform="rotate (0.7853981633973) translate (3.933cm 7.125cm)">
          <draw:text-box>
            <text:p text:style-name="P1"><text:span text:style-name="T2">UART</text:span></text:p>
          </draw:text-box>
        </draw:frame>
        <draw:rect draw:style-name="gr2" draw:text-style-name="P1" draw:layer="layout" svg:width="1.624cm" svg:height="1.561cm" svg:x="3.936cm" svg:y="2.794cm">
          <text:p/>
        </draw:rect>
        <draw:line draw:style-name="gr4" draw:text-style-name="P1" draw:layer="layout" svg:x1="5.56cm" svg:y1="2.793cm" svg:x2="3.936cm" svg:y2="4.354cm">
          <text:p/>
        </draw:line>
        <draw:frame draw:style-name="gr7" draw:text-style-name="P4" draw:layer="layout" svg:width="1.752cm" svg:height="0.64cm" draw:transform="rotate (0.786096295098097) translate (4.023cm 3.601cm)">
          <draw:text-box>
            <text:p text:style-name="P1"><text:span text:style-name="T2">USB</text:span></text:p>
          </draw:text-box>
        </draw:frame>
        <draw:frame draw:style-name="gr6" draw:text-style-name="P5" draw:layer="layout" svg:width="1.909cm" svg:height="1.52cm" draw:transform="rotate (0.785747229247699) translate (4.375cm 4.026cm)">
          <draw:text-box>
            <text:p text:style-name="P1"><text:span text:style-name="T2">UART</text:span></text:p>
          </draw:text-box>
        </draw:frame>
        <draw:line draw:style-name="gr4" draw:text-style-name="P1" draw:layer="layout" svg:x1="4.346cm" svg:y1="2.518cm" svg:x2="4.346cm" svg:y2="2.768cm">
          <text:p/>
        </draw:line>
        <draw:line draw:style-name="gr4" draw:text-style-name="P1" draw:layer="layout" svg:x1="5.221cm" svg:y1="2.518cm" svg:x2="5.221cm" svg:y2="2.768cm">
          <text:p/>
        </draw:line>
        <draw:rect draw:style-name="gr3" draw:text-style-name="P2" draw:layer="layout" svg:width="0.687cm" svg:height="0.313cm" svg:x="4.846cm" svg:y="2.206cm">
          <text:p text:style-name="P1"><text:span text:style-name="T3"><text:s/></text:span><text:span text:style-name="T1">USB</text:span></text:p>
        </draw:rect>
        <draw:polyline draw:style-name="gr4" draw:text-style-name="P1" draw:layer="layout" svg:width="0.873cm" svg:height="0.561cm" svg:x="5.283cm" svg:y="4.392cm" svg:viewBox="0 0 874 562" draw:points="0,0 0,562 874,562">
          <text:p/>
        </draw:polyline>
        <draw:polyline draw:style-name="gr4" draw:text-style-name="P1" draw:layer="layout" svg:width="1.061cm" svg:height="0.686cm" svg:x="5.096cm" svg:y="4.392cm" svg:viewBox="0 0 1062 687" draw:points="0,0 0,687 1062,687">
          <text:p/>
        </draw:polyline>
        <draw:polyline draw:style-name="gr4" draw:text-style-name="P1" draw:layer="layout" svg:width="1.248cm" svg:height="0.811cm" svg:x="4.909cm" svg:y="4.392cm" svg:viewBox="0 0 1249 812" draw:points="0,0 0,812 1249,812">
          <text:p/>
        </draw:polyline>
        <draw:polyline draw:style-name="gr4" draw:text-style-name="P1" draw:layer="layout" svg:width="1.373cm" svg:height="0.936cm" svg:x="4.784cm" svg:y="4.392cm" svg:viewBox="0 0 1374 937" draw:points="0,0 0,937 1374,937">
          <text:p/>
        </draw:polyline>
        <draw:line draw:style-name="gr4" draw:text-style-name="P1" draw:layer="layout" svg:x1="5.221cm" svg:y1="6.266cm" svg:x2="6.095cm" svg:y2="6.266cm">
          <text:p/>
        </draw:line>
        <draw:line draw:style-name="gr4" draw:text-style-name="P1" draw:layer="layout" svg:x1="5.221cm" svg:y1="6.141cm" svg:x2="6.095cm" svg:y2="6.141cm">
          <text:p/>
        </draw:line>
        <draw:line draw:style-name="gr4" draw:text-style-name="P1" draw:layer="layout" svg:x1="5.221cm" svg:y1="6.016cm" svg:x2="6.095cm" svg:y2="6.016cm">
          <text:p/>
        </draw:line>
        <draw:line draw:style-name="gr4" draw:text-style-name="P1" draw:layer="layout" svg:x1="5.158cm" svg:y1="5.891cm" svg:x2="6.032cm" svg:y2="5.891cm">
          <text:p/>
        </draw:line>
        <draw:polyline draw:style-name="gr4" draw:text-style-name="P1" draw:layer="layout" svg:width="0.561cm" svg:height="0.561cm" svg:x="6.22cm" svg:y="5.141cm" svg:viewBox="0 0 562 562" draw:points="562,562 0,0 0,62">
          <text:p/>
        </draw:polyline>
        <draw:polyline draw:style-name="gr4" draw:text-style-name="P1" draw:layer="layout" svg:width="0.561cm" svg:height="0.561cm" svg:x="6.22cm" svg:y="5.266cm" svg:viewBox="0 0 562 562" draw:points="562,562 0,0 0,62">
          <text:p/>
        </draw:polyline>
        <draw:polyline draw:style-name="gr4" draw:text-style-name="P1" draw:layer="layout" svg:width="0.561cm" svg:height="0.561cm" svg:x="6.22cm" svg:y="5.391cm" svg:viewBox="0 0 562 562" draw:points="562,562 0,0 0,62">
          <text:p/>
        </draw:polyline>
        <draw:polyline draw:style-name="gr4" draw:text-style-name="P1" draw:layer="layout" svg:width="0.561cm" svg:height="0.561cm" svg:x="6.22cm" svg:y="5.017cm" svg:viewBox="0 0 562 562" draw:points="562,562 0,0 0,62">
          <text:p/>
        </draw:polyline>
        <draw:rect draw:style-name="gr2" draw:text-style-name="P1" draw:layer="layout" svg:width="1.624cm" svg:height="1.561cm" svg:x="6.782cm" svg:y="4.954cm">
          <text:p/>
        </draw:rect>
        <draw:line draw:style-name="gr4" draw:text-style-name="P1" draw:layer="layout" svg:x1="8.406cm" svg:y1="4.954cm" svg:x2="6.782cm" svg:y2="6.515cm">
          <text:p/>
        </draw:line>
        <draw:frame draw:style-name="gr8" draw:text-style-name="P3" draw:layer="layout" svg:width="1.686cm" svg:height="1.519cm" draw:transform="rotate (0.7853981633973) translate (6.773cm 5.824cm)">
          <draw:text-box>
            <text:p text:style-name="P1"><text:span text:style-name="T2">UART</text:span></text:p>
          </draw:text-box>
        </draw:frame>
        <draw:frame draw:style-name="gr6" draw:text-style-name="P3" draw:layer="layout" svg:width="1.107cm" svg:height="1.52cm" draw:transform="rotate (0.7853981633973) translate (7.282cm 6.175cm)">
          <draw:text-box>
            <text:p text:style-name="P1"><text:span text:style-name="T2">SPI</text:span></text:p>
          </draw:text-box>
        </draw:frame>
        <draw:rect draw:style-name="gr9" draw:text-style-name="P1" draw:layer="layout" svg:width="0.937cm" svg:height="6.184cm" svg:x="8.719cm" svg:y="3.018cm">
          <text:p/>
        </draw:rect>
        <draw:line draw:style-name="gr4" draw:text-style-name="P1" draw:layer="layout" svg:x1="8.406cm" svg:y1="5.641cm" svg:x2="8.656cm" svg:y2="5.641cm">
          <text:p/>
        </draw:line>
        <draw:rect draw:style-name="gr2" draw:text-style-name="P1" draw:layer="layout" svg:width="1.624cm" svg:height="1.562cm" svg:x="9.852cm" svg:y="4.978cm">
          <text:p/>
        </draw:rect>
        <draw:line draw:style-name="gr4" draw:text-style-name="P1" draw:layer="layout" svg:x1="11.477cm" svg:y1="4.978cm" svg:x2="9.853cm" svg:y2="6.539cm">
          <text:p/>
        </draw:line>
        <draw:frame draw:style-name="gr6" draw:text-style-name="P3" draw:layer="layout" svg:width="1.686cm" svg:height="1.52cm" draw:transform="rotate (0.786270828023297) translate (10.2cm 6.293cm)">
          <draw:text-box>
            <text:p text:style-name="P1"><text:span text:style-name="T2">UART</text:span></text:p>
          </draw:text-box>
        </draw:frame>
        <draw:frame draw:style-name="gr6" draw:text-style-name="P3" draw:layer="layout" svg:width="1.107cm" svg:height="1.52cm" draw:transform="rotate (0.7853981633973) translate (9.8cm 5.725cm)">
          <draw:text-box>
            <text:p text:style-name="P1"><text:span text:style-name="T2">SPI</text:span></text:p>
          </draw:text-box>
        </draw:frame>
        <draw:rect draw:style-name="gr1" draw:text-style-name="P1" draw:layer="layout" svg:width="0.687cm" svg:height="1.124cm" svg:x="15.339cm" svg:y="3.268cm">
          <text:p/>
        </draw:rect>
        <draw:rect draw:style-name="gr1" draw:text-style-name="P1" draw:layer="layout" svg:width="0.687cm" svg:height="1.124cm" svg:x="15.339cm" svg:y="5.204cm">
          <text:p/>
        </draw:rect>
        <draw:rect draw:style-name="gr1" draw:text-style-name="P1" draw:layer="layout" svg:width="0.687cm" svg:height="1.125cm" svg:x="15.339cm" svg:y="7.327cm">
          <text:p/>
        </draw:rect>
        <draw:rect draw:style-name="gr1" draw:text-style-name="P1" draw:layer="layout" svg:width="0.687cm" svg:height="1.124cm" svg:x="15.339cm" svg:y="9.264cm">
          <text:p/>
        </draw:rect>
        <draw:rect draw:style-name="gr2" draw:text-style-name="P1" draw:layer="layout" svg:width="1.624cm" svg:height="1.562cm" svg:x="12.091cm" svg:y="5.016cm">
          <text:p/>
        </draw:rect>
        <draw:line draw:style-name="gr4" draw:text-style-name="P1" draw:layer="layout" svg:x1="13.715cm" svg:y1="5.017cm" svg:x2="12.091cm" svg:y2="6.578cm">
          <text:p/>
        </draw:line>
        <draw:frame draw:style-name="gr5" draw:text-style-name="P3" draw:layer="layout" svg:width="1.686cm" svg:height="1.521cm" draw:transform="rotate (0.785747229247699) translate (12.384cm 6.375cm)">
          <draw:text-box>
            <text:p text:style-name="P1"><text:span text:style-name="T2">RS232</text:span></text:p>
          </draw:text-box>
        </draw:frame>
        <draw:polyline draw:style-name="gr4" draw:text-style-name="P1" draw:layer="layout" svg:width="1.81cm" svg:height="0.186cm" svg:x="13.715cm" svg:y="5.704cm" svg:viewBox="0 0 1811 187" draw:points="0,0 1624,0 1811,187 1624,0">
          <text:p/>
        </draw:polyline>
        <draw:polyline draw:style-name="gr4" draw:text-style-name="P1" draw:layer="layout" svg:width="1.623cm" svg:height="1.873cm" svg:x="13.715cm" svg:y="5.953cm" svg:viewBox="0 0 1624 1874" draw:points="0,0 1187,0 1187,1874 1624,1874">
          <text:p/>
        </draw:polyline>
        <draw:polyline draw:style-name="gr4" draw:text-style-name="P1" draw:layer="layout" svg:width="1.623cm" svg:height="3.372cm" svg:x="13.715cm" svg:y="6.328cm" svg:viewBox="0 0 1624 3373" draw:points="0,0 937,0 937,3373 1624,3373">
          <text:p/>
        </draw:polyline>
        <draw:polyline draw:style-name="gr4" draw:text-style-name="P1" draw:layer="layout" svg:width="1.623cm" svg:height="1.685cm" svg:x="13.715cm" svg:y="3.83cm" svg:viewBox="0 0 1624 1686" draw:points="0,1686 1124,1686 1124,0 1624,0">
          <text:p/>
        </draw:polyline>
        <draw:frame draw:style-name="gr6" draw:text-style-name="P3" draw:layer="layout" svg:width="1.686cm" svg:height="1.52cm" draw:transform="rotate (0.784525498771303) translate (12cm 5.891cm)">
          <draw:text-box>
            <text:p text:style-name="P1"><text:span text:style-name="T2">UART</text:span></text:p>
          </draw:text-box>
        </draw:frame>
        <draw:line draw:style-name="gr4" draw:text-style-name="P1" draw:layer="layout" svg:x1="11.467cm" svg:y1="5.516cm" svg:x2="12.154cm" svg:y2="5.516cm">
          <text:p/>
        </draw:line>
        <draw:line draw:style-name="gr4" draw:text-style-name="P1" draw:layer="layout" svg:x1="11.467cm" svg:y1="5.766cm" svg:x2="12.092cm" svg:y2="5.766cm">
          <text:p/>
        </draw:line>
        <draw:line draw:style-name="gr4" draw:text-style-name="P1" draw:layer="layout" svg:x1="11.529cm" svg:y1="6.016cm" svg:x2="12.091cm" svg:y2="6.016cm">
          <text:p/>
        </draw:line>
        <draw:line draw:style-name="gr4" draw:text-style-name="P1" draw:layer="layout" svg:x1="11.467cm" svg:y1="6.266cm" svg:x2="12.154cm" svg:y2="6.266cm">
          <text:p/>
        </draw:line>
        <draw:line draw:style-name="gr4" draw:text-style-name="P1" draw:layer="layout" svg:x1="9.655cm" svg:y1="5.704cm" svg:x2="9.905cm" svg:y2="5.704cm">
          <text:p/>
        </draw:line>
        <draw:frame draw:style-name="gr10" draw:layer="layout" svg:width="2.797cm" svg:height="1.076cm" draw:transform="rotate (1.5707963267946) translate (8.7cm 7.097cm)">
          <draw:text-box>
            <text:p>Teensy</text:p>
          </draw:text-box>
        </draw:frame>
        <draw:rect draw:style-name="gr11" draw:text-style-name="P1" draw:layer="layout" svg:width="14.019cm" svg:height="8.119cm" draw:transform="skewX (-0.0033161255787886) rotate (-0.00331612557997498) translate (2.007cm 2.206cm)">
          <text:p/>
        </draw:rect>
        <draw:rect draw:style-name="gr12" draw:text-style-name="P1" draw:layer="layout" svg:width="7.244cm" svg:height="8.119cm" svg:x="2.056cm" svg:y="2.281cm">
          <text:p/>
        </draw:rect>
        <draw:rect draw:style-name="gr13" draw:text-style-name="P1" draw:layer="layout" svg:width="6.746cm" svg:height="8.119cm" svg:x="9.254cm" svg:y="2.281cm">
          <text:p/>
        </draw:rect>
        <draw:frame draw:style-name="gr14" draw:layer="layout" svg:width="4.215cm" svg:height="1.076cm" svg:x="4.685cm" svg:y="9.5cm">
          <draw:text-box>
            <text:p>Device </text:p>
          </draw:text-box>
        </draw:frame>
        <draw:frame draw:style-name="gr15" draw:layer="layout" svg:width="4.77cm" svg:height="1.076cm" svg:x="10.2cm" svg:y="9.5cm">
          <draw:text-box>
            <text:p>Wireles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0-04T15:36:34.48</meta:creation-date>
    <dc:date>2017-11-29T15:18:59.54</dc:date>
    <dc:creator>Stefanie Schmidiger</dc:creator>
    <meta:editing-duration>PT34M42S</meta:editing-duration>
    <meta:editing-cycles>12</meta:editing-cycles>
    <meta:generator>OpenOffice/4.1.3$Win32 OpenOffice.org_project/413m1$Build-9783</meta:generator>
    <meta:document-statistic meta:object-count="66"/>
  </office:meta>
</office:document-meta>
</file>